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gency FB" svg:font-family="'Agency FB'"/>
    <style:font-face style:name="Agency FB1" svg:font-family="'Agency FB'" style:font-family-generic="roman" style:font-pitch="variable"/>
    <style:font-face style:name="Amiri Quran" svg:font-family="'Amiri Quran'" style:font-family-generic="roman" style:font-pitch="variable"/>
    <style:font-face style:name="Arial"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FreeSans" svg:font-family="FreeSans" style:font-family-generic="swiss"/>
    <style:font-face style:name="Garamond" svg:font-family="Garamond"/>
    <style:font-face style:name="Garamond1" svg:font-family="Garamond" style:font-pitch="variable"/>
    <style:font-face style:name="Garamond2" svg:font-family="Garamond" style:font-family-generic="roman" style:font-pitch="variable"/>
    <style:font-face style:name="Liberation Sans" svg:font-family="'Liberation Sans'" style:font-family-generic="roman" style:font-pitch="variable"/>
    <style:font-face style:name="Linux Libertine Display G" svg:font-family="'Linux Libertine Display G'" style:font-family-generic="roman"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style:tab-stops>
          <style:tab-stop style:position="15cm" style:type="right"/>
        </style:tab-stops>
      </style:paragraph-properties>
    </style:style>
    <style:style style:name="P2" style:family="paragraph" style:parent-style-name="No_20_Spacing">
      <style:paragraph-properties fo:text-align="end" style:justify-single-word="false"/>
      <style:text-properties fo:color="#000000" loext:opacity="100%"/>
    </style:style>
    <style:style style:name="P3" style:family="paragraph" style:parent-style-name="Standard">
      <style:paragraph-properties fo:margin-top="0cm" fo:margin-bottom="0.3cm" style:contextual-spacing="false"/>
    </style:style>
    <style:style style:name="P4" style:family="paragraph" style:parent-style-name="Standard">
      <style:paragraph-properties fo:margin-left="0cm" fo:margin-right="0.459cm" fo:text-align="end" style:justify-single-word="false" fo:text-indent="1cm" style:auto-text-indent="false">
        <style:tab-stops>
          <style:tab-stop style:position="8.026cm" style:type="center"/>
          <style:tab-stop style:position="10.262cm"/>
        </style:tab-stops>
      </style:paragraph-properties>
    </style:style>
    <style:style style:name="P5" style:family="paragraph" style:parent-style-name="Standard" style:master-page-name="First_20_Page">
      <style:paragraph-properties style:page-number="0"/>
    </style:style>
    <style:style style:name="P6" style:family="paragraph" style:parent-style-name="Standard">
      <style:paragraph-properties fo:margin-top="0cm" fo:margin-bottom="0.3cm" style:contextual-spacing="false"/>
      <style:text-properties officeooo:rsid="0017d317" officeooo:paragraph-rsid="0017d317"/>
    </style:style>
    <style:style style:name="P7" style:family="paragraph" style:parent-style-name="Standard">
      <style:paragraph-properties fo:margin-top="0cm" fo:margin-bottom="0.3cm" style:contextual-spacing="false"/>
      <style:text-properties fo:font-weight="bold" officeooo:rsid="0017d317" officeooo:paragraph-rsid="0017d317" style:font-weight-asian="bold" style:font-weight-complex="bold"/>
    </style:style>
    <style:style style:name="P8" style:family="paragraph" style:parent-style-name="Standard">
      <style:paragraph-properties fo:margin-top="0cm" fo:margin-bottom="0.3cm" style:contextual-spacing="false"/>
      <style:text-properties fo:font-weight="bold" officeooo:rsid="00190022" officeooo:paragraph-rsid="00190022" style:font-weight-asian="bold" style:font-weight-complex="bold"/>
    </style:style>
    <style:style style:name="P9" style:family="paragraph" style:parent-style-name="Standard">
      <style:paragraph-properties fo:margin-top="0cm" fo:margin-bottom="0.3cm" style:contextual-spacing="false"/>
      <style:text-properties fo:font-weight="bold" officeooo:rsid="0019a763" officeooo:paragraph-rsid="0019a763" style:font-weight-asian="bold" style:font-weight-complex="bold"/>
    </style:style>
    <style:style style:name="P10" style:family="paragraph" style:parent-style-name="Standard">
      <style:paragraph-properties fo:margin-top="0cm" fo:margin-bottom="0.3cm" style:contextual-spacing="false"/>
      <style:text-properties fo:font-weight="bold" officeooo:rsid="001b3094" officeooo:paragraph-rsid="001b3094" style:font-weight-asian="bold" style:font-weight-complex="bold"/>
    </style:style>
    <style:style style:name="P11" style:family="paragraph" style:parent-style-name="Standard">
      <style:paragraph-properties fo:margin-top="0cm" fo:margin-bottom="0.3cm" style:contextual-spacing="false"/>
      <style:text-properties fo:font-weight="normal" officeooo:rsid="0017d317" officeooo:paragraph-rsid="0017d317" style:font-weight-asian="normal" style:font-weight-complex="normal"/>
    </style:style>
    <style:style style:name="P12" style:family="paragraph" style:parent-style-name="Standard">
      <style:paragraph-properties fo:margin-top="0cm" fo:margin-bottom="0.3cm" style:contextual-spacing="false"/>
      <style:text-properties fo:font-weight="normal" officeooo:rsid="00190022" officeooo:paragraph-rsid="00190022" style:font-weight-asian="normal" style:font-weight-complex="normal"/>
    </style:style>
    <style:style style:name="P13" style:family="paragraph" style:parent-style-name="Standard">
      <style:paragraph-properties fo:margin-top="0cm" fo:margin-bottom="0.3cm" style:contextual-spacing="false"/>
      <style:text-properties fo:font-weight="normal" officeooo:rsid="0019a763" officeooo:paragraph-rsid="0019a763" style:font-weight-asian="normal" style:font-weight-complex="normal"/>
    </style:style>
    <style:style style:name="P14" style:family="paragraph" style:parent-style-name="Standard">
      <style:paragraph-properties fo:margin-top="0cm" fo:margin-bottom="0.3cm" style:contextual-spacing="false"/>
      <style:text-properties fo:font-weight="normal" officeooo:rsid="001b3094" officeooo:paragraph-rsid="001b3094" style:font-weight-asian="normal" style:font-weight-complex="normal"/>
    </style:style>
    <style:style style:name="P15" style:family="paragraph" style:parent-style-name="Standard">
      <style:paragraph-properties fo:margin-top="0cm" fo:margin-bottom="0.3cm" style:contextual-spacing="false"/>
      <style:text-properties fo:font-weight="normal" officeooo:rsid="001be6b8" officeooo:paragraph-rsid="001be6b8" style:font-weight-asian="normal" style:font-weight-complex="normal"/>
    </style:style>
    <style:style style:name="P16" style:family="paragraph">
      <loext:graphic-properties draw:fill="solid" draw:fill-color="#000000"/>
      <style:paragraph-properties fo:text-align="start"/>
      <style:text-properties fo:color="#000000" loext:opacity="100%" fo:font-size="18pt"/>
    </style:style>
    <style:style style:name="P17" style:family="paragraph">
      <loext:graphic-properties draw:fill="hatch" draw:fill-color="#ffffff" draw:fill-hatch-name="Red_20_90_20_Degrees_20_Crossed_20_1" draw:fill-hatch-solid="true" draw:opacity="80%"/>
      <style:paragraph-properties fo:text-align="start"/>
      <style:text-properties fo:font-size="11pt"/>
    </style:style>
    <style:style style:name="P18" style:family="paragraph">
      <loext:graphic-properties draw:fill="solid" draw:fill-color="#ebd18c"/>
      <style:paragraph-properties fo:text-align="start"/>
      <style:text-properties fo:font-size="11pt"/>
    </style:style>
    <style:style style:name="P19" style:family="paragraph">
      <style:paragraph-properties fo:margin-top="0cm" fo:margin-bottom="0cm" fo:line-height="100%" fo:text-align="start"/>
    </style:style>
    <style:style style:name="P20" style:family="paragraph">
      <loext:graphic-properties draw:fill="none"/>
      <style:paragraph-properties fo:text-align="start"/>
      <style:text-properties fo:font-size="11pt"/>
    </style:style>
    <style:style style:name="P21" style:family="paragraph">
      <style:paragraph-properties fo:margin-top="0cm" fo:margin-bottom="0cm" fo:line-height="150%" fo:text-align="start"/>
      <style:text-properties fo:font-size="11pt"/>
    </style:style>
    <style:style style:name="P22" style:family="paragraph">
      <loext:graphic-properties draw:fill="none"/>
      <style:paragraph-properties fo:margin-top="0cm" fo:margin-bottom="0cm" fo:line-height="150%" fo:text-align="start"/>
      <style:text-properties fo:font-size="11pt"/>
    </style:style>
    <style:style style:name="T1" style:family="text">
      <style:text-properties fo:font-size="48pt" style:font-size-asian="48pt" style:font-size-complex="48pt"/>
    </style:style>
    <style:style style:name="T2" style:family="text">
      <style:text-properties style:use-window-font-color="true" loext:opacity="0%" style:font-name="Calibri" fo:font-size="11pt" fo:language="es" fo:country="ES" style:letter-kerning="false" style:font-name-asian="F" style:font-size-asian="11pt" style:language-asian="en" style:country-asian="US" style:font-name-complex="F" style:font-size-complex="11pt" style:language-complex="ar" style:country-complex="SA"/>
    </style:style>
    <style:style style:name="T3" style:family="text">
      <style:text-properties style:use-window-font-color="true" loext:opacity="0%" style:font-name="Calibri" fo:font-size="11pt" fo:language="es" fo:country="ES" officeooo:rsid="00190022" style:letter-kerning="false" style:font-name-asian="F" style:font-size-asian="11pt" style:language-asian="en" style:country-asian="US" style:font-name-complex="F" style:font-size-complex="11pt" style:language-complex="ar" style:country-complex="SA"/>
    </style:style>
    <style:style style:name="T4" style:family="text">
      <style:text-properties style:use-window-font-color="true" loext:opacity="0%" style:font-name="Calibri" fo:font-size="11pt" fo:language="es" fo:country="ES" officeooo:rsid="0019a763" style:letter-kerning="false" style:font-name-asian="F" style:font-size-asian="11pt" style:language-asian="en" style:country-asian="US" style:font-name-complex="F" style:font-size-complex="11pt" style:language-complex="ar" style:country-complex="SA"/>
    </style:style>
    <style:style style:name="T5" style:family="text">
      <style:text-properties style:use-window-font-color="true" loext:opacity="0%" style:font-name="Calibri" fo:font-size="11pt" fo:language="es" fo:country="ES" officeooo:rsid="001be6b8" style:letter-kerning="false" style:font-name-asian="F" style:font-size-asian="11pt" style:language-asian="en" style:country-asian="US" style:font-name-complex="F" style:font-size-complex="11pt" style:language-complex="ar" style:country-complex="SA"/>
    </style:style>
    <style:style style:name="T6" style:family="text">
      <style:text-properties fo:color="#ffffff" loext:opacity="100%" fo:font-size="32pt" officeooo:rsid="0017d317" style:font-size-asian="32pt" style:font-size-complex="32pt"/>
    </style:style>
    <style:style style:name="T7" style:family="text">
      <style:text-properties fo:color="#83992a" loext:opacity="100%" style:font-name="Garamond2" fo:font-size="12pt" style:font-name-asian="F" style:font-size-asian="12pt" style:font-name-complex="F" style:font-size-complex="12pt"/>
    </style:style>
    <style:style style:name="T8" style:family="text">
      <style:text-properties fo:color="#83992a" loext:opacity="100%" style:font-name="Garamond2" fo:font-size="12pt" style:font-name-asian="F" style:font-size-asian="12pt" style:font-name-complex="F" style:font-size-complex="12pt"/>
    </style:style>
    <style:style style:name="T9" style:family="text">
      <style:text-properties fo:color="#83992a" loext:opacity="100%" style:font-name="Garamond2" fo:font-size="12pt" officeooo:rsid="0017d317" style:font-name-asian="F" style:font-size-asian="12pt" style:font-name-complex="F" style:font-size-complex="12pt"/>
    </style:style>
    <style:style style:name="T10" style:family="text">
      <style:text-properties fo:color="#83992a" loext:opacity="100%" style:font-name="Garamond2" fo:font-size="12pt" officeooo:rsid="0017d317" style:font-name-asian="F" style:font-size-asian="12pt" style:font-name-complex="F" style:font-size-complex="12pt"/>
    </style:style>
    <style:style style:name="T11" style:family="text">
      <style:text-properties fo:color="#797979" loext:opacity="100%" style:font-name="Agency FB1" fo:font-size="12pt" fo:letter-spacing="0.106cm" style:font-size-asian="12pt" style:font-size-complex="12pt"/>
    </style:style>
    <style:style style:name="T12" style:family="text">
      <style:text-properties fo:color="#797979" loext:opacity="100%" style:font-name="Agency FB1" fo:font-size="12pt" style:font-size-asian="12pt" style:font-size-complex="12pt"/>
    </style:style>
    <style:style style:name="T13" style:family="text">
      <style:text-properties fo:color="#181818" loext:opacity="100%" style:font-name="Agency FB1" fo:font-size="12pt" style:font-size-asian="12pt" style:font-size-complex="12pt"/>
    </style:style>
    <style:style style:name="T14" style:family="text">
      <style:text-properties fo:color="#101010" loext:opacity="100%" style:font-name="Agency FB1" fo:font-size="12pt" style:font-size-asian="12pt" style:font-size-complex="12pt"/>
    </style:style>
    <style:style style:name="T15" style:family="text">
      <style:text-properties fo:font-size="32pt" officeooo:rsid="0017d317" style:font-size-asian="32pt" style:font-size-complex="32pt"/>
    </style:style>
    <style:style style:name="T16" style:family="text">
      <style:text-properties fo:color="#83992a" loext:opacity="100%" fo:font-size="12pt" style:font-size-asian="12pt" style:font-size-complex="12pt"/>
    </style:style>
    <style:style style:name="T17" style:family="text">
      <style:text-properties fo:font-variant="normal" fo:text-transform="none" fo:color="#000000" loext:opacity="100%" style:text-line-through-style="none" style:text-line-through-type="none" style:text-position="0% 100%" style:font-name="Garamond"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Agency FB"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Garamond"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gr1" style:family="graphic" style:parent-style-name="Frame">
      <style:graphic-properties draw:stroke="solid" svg:stroke-width="0.053cm" svg:stroke-color="#000000" draw:stroke-linejoin="miter" draw:fill="solid" draw:fill-color="#000000" draw:textarea-vertical-align="middle" draw:auto-grow-height="true" fo:min-height="0cm" fo:min-width="0cm" fo:padding-top="0.127cm" fo:padding-bottom="0.127cm" fo:padding-left="0.508cm" fo:padding-right="0.508cm" fo:wrap-option="wrap" fo:margin-left="0.028cm" fo:margin-right="0.025cm" fo:margin-top="0.026cm" fo:margin-bottom="0.026cm" style:run-through="foreground" style:wrap="run-through" style:number-wrapped-paragraphs="no-limit" style:vertical-pos="from-top" style:vertical-rel="page" style:horizontal-pos="left" style:horizontal-rel="page" draw:wrap-influence-on-position="once-concurrent" loext:allow-overlap="true" style:flow-with-text="false" loext:rel-width-rel="page" loext:rel-height-rel="page"/>
    </style:style>
    <style:style style:name="gr2" style:family="graphic">
      <style:graphic-properties fo:margin-left="0.002cm" fo:margin-right="0cm" fo:margin-top="0.002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loext:rel-height-rel="page"/>
    </style:style>
    <style:style style:name="gr3" style:family="graphic">
      <style:graphic-properties draw:stroke="none" svg:stroke-width="0cm" draw:fill="hatch" draw:fill-color="#ffffff" draw:fill-hatch-name="Red_20_90_20_Degrees_20_Crossed_20_1" draw:fill-hatch-solid="true" draw:opacity="80%" draw:textarea-vertical-align="top" draw:auto-grow-height="false" draw:fit-to-size="false" style:shrink-to-fit="false" fo:min-height="27.691cm" fo:min-width="0cm" fo:padding-top="0.125cm" fo:padding-bottom="0.125cm" fo:padding-left="0.25cm" fo:padding-right="0.25cm" fo:wrap-option="wrap" style:run-through="foreground"/>
    </style:style>
    <style:style style:name="gr4" style:family="graphic">
      <style:graphic-properties draw:stroke="none" svg:stroke-width="0cm" draw:fill="solid" draw:fill-color="#ebd18c" draw:textarea-vertical-align="top" draw:auto-grow-height="false" draw:fit-to-size="false" style:shrink-to-fit="false" fo:min-height="27.691cm" fo:min-width="7.756cm" fo:padding-top="0.125cm" fo:padding-bottom="0.125cm" fo:padding-left="0.25cm" fo:padding-right="0.25cm" fo:wrap-option="wrap" style:run-through="foreground"/>
    </style:style>
    <style:style style:name="gr5" style:family="graphic">
      <style:graphic-properties draw:stroke="none" svg:stroke-width="0cm" draw:fill="none" draw:textarea-vertical-align="bottom" draw:auto-grow-height="false" draw:fit-to-size="false" style:shrink-to-fit="false" fo:min-height="4.808cm" fo:min-width="6.309cm" fo:padding-top="0.896cm" fo:padding-bottom="0.896cm" fo:padding-left="1.016cm" fo:padding-right="0.508cm" fo:wrap-option="wrap" style:run-through="foreground"/>
    </style:style>
    <style:style style:name="gr6" style:family="graphic">
      <style:graphic-properties draw:stroke="none" svg:stroke-width="0cm" draw:fill="none" draw:textarea-vertical-align="bottom" draw:auto-grow-height="false" draw:fit-to-size="false" style:shrink-to-fit="false" fo:min-height="6.075cm" fo:min-width="7.059cm" fo:padding-top="0.896cm" fo:padding-bottom="0.896cm" fo:padding-left="1.016cm" fo:padding-right="0.508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char" style:rel-height="100%" draw:z-index="0" draw:name="Grupo 453" draw:style-name="gr2"><draw:custom-shape draw:name="Rectángulo 459" draw:style-name="gr3" draw:text-style-name="P17" svg:width="0.38cm" svg:height="27.941cm" svg:x="12.594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60" draw:style-name="gr4" draw:text-style-name="P18" svg:width="8.256cm" svg:height="27.941cm" svg:x="12.94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61" draw:style-name="gr5" draw:text-style-name="P20" svg:width="7.832cm" svg:height="6.599cm" svg:x="12.594cm" svg:y="0cm"><text:p text:style-name="P19"><text:span text:style-name="T17"/></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9" draw:style-name="gr6" draw:text-style-name="P22" svg:width="8.582cm" svg:height="7.866cm" svg:x="12.594cm" svg:y="18.785cm"><text:p text:style-name="P21"><text:span text:style-name="T17">DAW2 – IPPE</text:span></text:p><text:p text:style-name="P21"><text:span text:style-name="T18">Alejandro Sainz Sainz</text:span></text:p><text:p text:style-name="P21"><text:span text:style-name="T19">9-10-20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style:rel-width="90%" style:rel-height="7%" draw:z-index="1" draw:name="Rectángulo 16" draw:style-name="gr1" draw:text-style-name="P16" svg:width="19.434cm" svg:height="3.541cm" svg:x="0.028cm" svg:y="7.424cm"><text:p text:style-name="P2"><text:span text:style-name="T1"><text:line-break/></text:span><text:span text:style-name="T6"><text:text-input text:description="">INTELIGENCIA EMOCIONAL</text:text-inp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3"><text:soft-page-break/></text:p>
      <text:p text:style-name="P7">1- ¿Qui<text:span text:style-name="T2">én es Daniel Goleman?</text:span></text:p>
      <text:p text:style-name="P6"><text:span text:style-name="T2">Según él mismo, Daniel Goleman es un psicólogo que trabaja de periodista. Ahora bien, tal y como da a entender después podríamos incluso decir que es un investigador, escritor y experto en psicología emocional, o en psicología del comportamiento en general.</text:span></text:p>
      <text:p text:style-name="P6"><text:span text:style-name="T2"/></text:p>
      <text:p text:style-name="P7"><text:span text:style-name="T2">2- Define con tus propias palabras la inteligencia emocional</text:span></text:p>
      <text:p text:style-name="P11"><text:span text:style-name="T2">La capacidad que tenemos de percibir nuestras emociones como las demás además de la capacidad que tenemos para gestionar nuestras propias emociones.</text:span></text:p>
      <text:p text:style-name="P11"><text:span text:style-name="T2">Según Goleman la inteligencia emocional tiene que ver con las habilidades personales y como te manejas a ti mismo en las relaciones. El la divide en cuatro partes.</text:span></text:p>
      <text:p text:style-name="P11"><text:span text:style-name="T2">1. - La conciencia de uno mismo. Conocer tus sensaciones y sentimientos, saber porque las tienes, saber lo que puedes hacer y lo que no, aquello en lo que eres bueno y aquello en que no lo eres.</text:span></text:p>
      <text:p text:style-name="P11"><text:span text:style-name="T2">2. - La autogestión. </text:span><text:span text:style-name="T3">Controlar tus emociones y tus pensamientos, para que no se conviertan en un impedimento a la hora de alcanzar tus metas o de manejarte en el día a día.</text:span></text:p>
      <text:p text:style-name="P12"><text:span text:style-name="T2">3. - La empatía. Aprender a identificar las emociones de otras personas, no sólo mediante su comportamiento o el lenguaje, sino también mediante el lenguaje no verbal, para mejorar tu forma de relacionarte con ellas y en general para mejorar la forma en la que te relacionas con otra gente.</text:span></text:p>
      <text:p text:style-name="P12"><text:span text:style-name="T2">4. - Manejar las relaciones. Saber trabajar en equipo, saber liderar, persuadir, hablar con otra gente, mediar en conflictos, etcetera.</text:span></text:p>
      <text:p text:style-name="P12"><text:span text:style-name="T2"/></text:p>
      <text:p text:style-name="P8"><text:span text:style-name="T2">3- ¿Es un aprendizaje académico?</text:span></text:p>
      <text:p text:style-name="P12"><text:span text:style-name="T2">No, no es algo que normalmente se aprenda en las aulas, e incluso a veces, depende mucho de la naturaleza de cada uno. Es algo que muchas veces se va aprendiendo más por la experiencia propia que estudiando un libro.</text:span></text:p>
      <text:p text:style-name="P12"><text:span text:style-name="T2">Normalmente, según el indica, los padres son los primeros profesores de la inteligencia emocional. Son los primeros que enseñan a sus hijos a calmarse, a controlar la frustración, muchas veces mediante el ejemplo y otras con gestos y ejemplos.</text:span></text:p>
      <text:p text:style-name="P12"><text:span text:style-name="T2"/></text:p>
      <text:p text:style-name="P12"><text:soft-page-break/><text:span text:style-name="T2"/></text:p>
      <text:p text:style-name="P8"><text:span text:style-name="T2">4- ¿La empatía está relacionada con la inteligencia emocional?</text:span></text:p>
      <text:p text:style-name="P12"><text:span text:style-name="T2">Como dice Goleman en la primera parte de su video, es una de las cuatro partes fundamentales en las que el divide la inteligencia emocional. Nos ayuda a identificar las emociones de los demás a través de su lenguaje, de sus gestos, de su lenguaje no verbal.</text:span></text:p>
      <text:p text:style-name="P12"><text:span text:style-name="T2">Además, más adelante en su video, hablando de los niños en las escuelas, </text:span><text:span text:style-name="T4">puede incluso influir en la toma de decisiones sociales, en los resultados académicos, en la aparición o no de conflictos e incluso en la forma en la que percibimos nuestra actividad en la escuela.</text:span></text:p>
      <text:p text:style-name="P12"><text:span text:style-name="T2"/></text:p>
      <text:p text:style-name="P9"><text:span text:style-name="T2">5- ¿Que significa ser inteligente en relación con nuestras emociones?</text:span></text:p>
      <text:p text:style-name="P13"><text:span text:style-name="T2">Significa saber interpretar nuestras emociones y saber gestionarlas.</text:span></text:p>
      <text:p text:style-name="P13"><text:span text:style-name="T2">Por ejemplo, en el video hace alusión al método del semáforo en los colegios. Él indica que nosotros no podemos saber cuando nos vamos a sentir de una determinada manera, pero que si podemos saber cómo reaccionar ante esa situación. Podemos saber que decisiones tomar.</text:span></text:p>
      <text:p text:style-name="P13"><text:span text:style-name="T2">En mi opinión creo que es a eso a lo que podríamos referirnos cuando hablamos de ser inteligente en relación con nuestras emociones. En saber como gestionarlas, como tomar decisiones para que esas emociones no nos afecten más de la cuenta, ni a nosotros ni a las tareas que estamos realizando, <text:s/>o para que no se larguen en el tiempo por un periodo excesivo ya que puede llegar a influir en otros aspectos de nuestro día a día.</text:span></text:p>
      <text:p text:style-name="P13"><text:span text:style-name="T2"/></text:p>
      <text:p text:style-name="P10"><text:span text:style-name="T2">6- ¿Cuáles son las habilidades importantes en el mundo laboral?</text:span></text:p>
      <text:p text:style-name="P14"><text:span text:style-name="T2">En el video se pone un ejemplo muy concreto sobre los ciudadanos o el sistema que tiene Singapur. Se ponen las habilidades emocionales al mismo nivel que las técnicas en cuanto a que son aquellas que te van a permitir ser un mejor trabajador de equipo, un mejor líder, creador, etcétera. Según el propio Goleman son las habilidades que te harán llegar más lejos en tu vida profesional.</text:span></text:p>
      <text:p text:style-name="P14"><text:span text:style-name="T2">Es más, ejemplifica un caso sobre un colectivo de ingenieros en el que implica que la relación del coeficiente intelectual con el éxito no es tanta como el hecho de tener desarrollada una alta inteligencia emocional a la hora de evaluar el desempeño como líder o como trabajador.</text:span></text:p>
      <text:p text:style-name="P14"><text:span text:style-name="T2"/></text:p>
      <text:p text:style-name="P14"><text:span text:style-name="T2"/></text:p>
      <text:p text:style-name="P14"><text:soft-page-break/><text:span text:style-name="T2"/></text:p>
      <text:p text:style-name="P10"><text:span text:style-name="T2">7- ¿Qué relación tiene la inteligencia emocional con la felicidad?</text:span></text:p>
      <text:p text:style-name="P14"><text:span text:style-name="T2">Según nos indica Goleman, en la parte final del video, el saber gestionar e incluso ignorar las emociones negativas, como la rabia, la frustración, la negatividad, </text:span><text:span text:style-name="T5">hace que nos afecten menos y eso afecta a nuestra felicidad.</text:span></text:p>
      <text:p text:style-name="P15"><text:span text:style-name="T5">U</text:span><text:span text:style-name="T2">na persona que se ve menos influida por esas emociones se va a centrar más en todo lo positivo, o no le va a dar a los aspectos negativos más importancia de la que tienen, así que, por lo tanto, van a tener un mayor nivel de felicidad.</text:span></text:p>
      <text:p text:style-name="P14"><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gency FB" svg:font-family="'Agency FB'"/>
    <style:font-face style:name="Agency FB1" svg:font-family="'Agency FB'" style:font-family-generic="roman" style:font-pitch="variable"/>
    <style:font-face style:name="Amiri Quran" svg:font-family="'Amiri Quran'" style:font-family-generic="roman" style:font-pitch="variable"/>
    <style:font-face style:name="Arial"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FreeSans" svg:font-family="FreeSans" style:font-family-generic="swiss"/>
    <style:font-face style:name="Garamond" svg:font-family="Garamond"/>
    <style:font-face style:name="Garamond1" svg:font-family="Garamond" style:font-pitch="variable"/>
    <style:font-face style:name="Garamond2" svg:font-family="Garamond" style:font-family-generic="roman" style:font-pitch="variable"/>
    <style:font-face style:name="Liberation Sans" svg:font-family="'Liberation Sans'" style:font-family-generic="roman" style:font-pitch="variable"/>
    <style:font-face style:name="Linux Libertine Display G" svg:font-family="'Linux Libertine Display G'" style:font-family-generic="roman"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draw:hatch draw:name="Red_20_90_20_Degrees_20_Crossed_20_1" draw:display-name="Red 90 Degrees Crossed 1" draw:style="single" draw:color="#ebd18c" draw:distance="0.025cm" draw:rotation="9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Garamond2" fo:font-size="11pt" fo:language="es" fo:country="E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loext:opacity="0%" style:font-name="Garamond2" fo:font-size="11pt" fo:language="es" fo:country="E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line-height="115%" fo:text-align="justify" style:justify-single-word="false" fo:orphans="2" fo:widows="2" fo:hyphenation-ladder-count="no-limit" fo:text-indent="1cm" style:auto-text-indent="false" style:writing-mode="lr-tb"/>
      <style:text-properties style:use-window-font-color="true" loext:opacity="0%" style:font-name="Calibri" fo:font-family="Calibri" style:font-family-generic="roman" style:font-pitch="variable" fo:font-size="11pt" fo:language="es" fo:country="E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class="text">
      <loext:graphic-properties draw:fill="solid" draw:fill-color="#afd095"/>
      <style:paragraph-properties fo:margin-top="0.635cm" fo:margin-bottom="0.282cm" style:contextual-spacing="false" fo:keep-together="always" fo:background-color="#afd095" fo:padding-left="0cm" fo:padding-right="0cm" fo:padding-top="0cm" fo:padding-bottom="0.035cm" fo:border-left="none" fo:border-right="none" fo:border-top="none" fo:border-bottom="0.51pt solid #595959" fo:keep-with-next="always"/>
      <style:text-properties fo:font-variant="small-caps" fo:color="#000000" loext:opacity="100%" style:text-outline="true" style:font-name="Amiri Quran" fo:font-family="'Amiri Quran'" style:font-family-generic="roman" style:font-pitch="variable" fo:font-size="20pt" fo:text-shadow="1pt 1pt" fo:font-weight="bold" style:font-name-asian="F" style:font-family-generic-asian="system" style:font-pitch-asian="variable" style:font-size-asian="20pt" style:font-weight-asian="bold" style:font-name-complex="F" style:font-family-generic-complex="system" style:font-pitch-complex="variable" style:font-size-complex="18pt" style:font-weight-complex="bold"/>
    </style:style>
    <style:style style:name="Heading_20_2" style:display-name="Heading 2" style:family="paragraph" style:parent-style-name="Standard" style:next-style-name="Standard" loext:linked-style-name="Título_20_2_20_Car" style:default-outline-level="2" style:class="text">
      <loext:graphic-properties draw:fill="solid" draw:fill-color="#dde8cb"/>
      <style:paragraph-properties fo:margin-top="0.635cm" fo:margin-bottom="0cm" style:contextual-spacing="false" fo:keep-together="always" fo:background-color="#dde8cb" fo:padding-left="0cm" fo:padding-right="0cm" fo:padding-top="0cm" fo:padding-bottom="0.035cm" fo:border-left="none" fo:border-right="none" fo:border-top="none" fo:border-bottom="0.51pt solid #000000" fo:keep-with-next="always"/>
      <style:text-properties fo:font-variant="small-caps" fo:color="#000000" loext:opacity="100%" style:text-outline="true" style:font-name="Amiri Quran" fo:font-family="'Amiri Quran'" style:font-family-generic="roman" style:font-pitch="variable" fo:font-size="16pt" fo:text-shadow="1pt 1pt" fo:font-weight="bold" style:font-name-asian="F" style:font-family-generic-asian="system" style:font-pitch-asian="variable" style:font-size-asian="16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353cm" fo:margin-bottom="0cm" style:contextual-spacing="false" fo:keep-together="always" fo:keep-with-next="always"/>
      <style:text-properties fo:color="#000000" loext:opacity="100%" style:font-name="Garamond2" fo:font-family="Garamond"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353cm" fo:margin-bottom="0cm" style:contextual-spacing="false" fo:keep-together="always" fo:keep-with-next="always"/>
      <style:text-properties fo:color="#000000" loext:opacity="100%" style:font-name="Garamond2" fo:font-family="Garamond"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353cm" fo:margin-bottom="0cm" style:contextual-spacing="false" fo:keep-together="always" fo:keep-with-next="always"/>
      <style:text-properties fo:color="#181818" loext:opacity="100%" style:font-name="Garamond2" fo:font-family="Garamond"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class="text">
      <style:paragraph-properties fo:margin-top="0.353cm" fo:margin-bottom="0cm" style:contextual-spacing="false" fo:keep-together="always" fo:keep-with-next="always"/>
      <style:text-properties fo:color="#181818" loext:opacity="100%" style:font-name="Garamond2" fo:font-family="Garamon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Título_20_7_20_Car" style:default-outline-level="7" style:class="text">
      <style:paragraph-properties fo:margin-top="0.353cm" fo:margin-bottom="0cm" style:contextual-spacing="false" fo:keep-together="always" fo:keep-with-next="always"/>
      <style:text-properties fo:color="#404040" loext:opacity="100%" style:font-name="Garamond2" fo:font-family="Garamon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353cm" fo:margin-bottom="0cm" style:contextual-spacing="false" fo:keep-together="always" fo:keep-with-next="always"/>
      <style:text-properties fo:color="#404040" loext:opacity="100%" style:font-name="Garamond2" fo:font-family="Garamond"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Título_20_9_20_Car" style:default-outline-level="9" style:class="text">
      <style:paragraph-properties fo:margin-top="0.353cm" fo:margin-bottom="0cm" style:contextual-spacing="false" fo:keep-together="always" fo:keep-with-next="always"/>
      <style:text-properties fo:color="#404040" loext:opacity="100%" style:font-name="Garamond2" fo:font-family="Garamond"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caption" style:family="paragraph" style:parent-style-name="Standard" style:next-style-name="Standard">
      <style:paragraph-properties fo:margin-top="0cm" fo:margin-bottom="0.353cm" style:contextual-spacing="false" fo:line-height="100%"/>
      <style:text-properties fo:color="#212121" loext:opacity="100%" fo:font-size="9pt" fo:font-style="italic" style:font-size-asian="9pt" style:font-style-asian="italic" style:font-size-complex="9pt" style:font-style-complex="italic"/>
    </style:style>
    <style:style style:name="Title" style:family="paragraph" style:parent-style-name="Standard" style:next-style-name="Text_20_body" loext:linked-style-name="Título_20_Car" style:class="chapter">
      <style:paragraph-properties fo:margin-top="0cm" fo:margin-bottom="0cm" style:contextual-spacing="true" fo:line-height="100%"/>
      <style:text-properties fo:color="#000000" loext:opacity="100%" style:font-name="Garamond2" fo:font-family="Garamond"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Garamond2" fo:font-family="Garamond" style:font-family-generic="roman" style:font-pitch="variable" fo:font-size="11pt" fo:language="es" fo:country="E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ab-stop style:position="15cm" style:type="right"/>
        </style:tab-stops>
      </style:paragraph-properties>
      <style:text-properties style:font-name="Amiri Quran" fo:font-family="'Amiri Quran'" style:font-family-generic="roman" style:font-pitch="variable"/>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loext:linked-style-name="Subtítulo_20_Car" style:class="chapter">
      <style:text-properties fo:color="#5a5a5a" loext:opacity="100%" fo:letter-spacing="0.018cm"/>
    </style:style>
    <style:style style:name="Quote" style:family="paragraph" style:parent-style-name="Standard" style:next-style-name="Standard" loext:linked-style-name="Cita_20_Car">
      <style:paragraph-properties fo:margin-left="1.27cm" fo:margin-right="1.27cm" fo:margin-top="0.282cm" fo:margin-bottom="0.282cm" style:contextual-spacing="false" fo:text-indent="1cm" style:auto-text-indent="false"/>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Cita_20_destacada_20_Car">
      <loext:graphic-properties draw:fill="solid" draw:fill-color="#f2f2f2"/>
      <style:paragraph-properties fo:margin-left="1.651cm" fo:margin-right="1.651cm" fo:margin-top="0.423cm" fo:margin-bottom="0.423cm" style:contextual-spacing="false" fo:text-align="center" style:justify-single-word="false" fo:text-indent="1cm" style:auto-text-indent="false" fo:background-color="#f2f2f2" fo:padding-left="0cm" fo:padding-right="0cm" fo:padding-top="0.035cm" fo:padding-bottom="0.035cm" fo:border-left="none" fo:border-right="none" fo:border-top="3pt solid #f2f2f2" fo:border-bottom="3pt solid #f2f2f2"/>
      <style:text-properties fo:color="#000000" loext:opacity="100%"/>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align="start" style:justify-single-word="false" fo:text-indent="0.499cm" style:auto-text-indent="false"/>
      <style:text-properties style:font-name="Amiri Quran" fo:font-family="'Amiri Quran'" style:font-family-generic="roman" style:font-pitch="variable" fo:font-size="10pt" style:font-size-asian="10pt" style:language-asian="es" style:country-asian="ES"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left="0cm" fo:margin-right="0cm" fo:margin-top="0cm" fo:margin-bottom="0.176cm" style:contextual-spacing="false" fo:text-align="start" style:justify-single-word="false" fo:text-indent="0.499cm" style:auto-text-indent="false"/>
      <style:text-properties style:font-name="Amiri Quran" fo:font-family="'Amiri Quran'" style:font-family-generic="roman" style:font-pitch="variable" style:language-asian="es" style:country-asian="ES"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1cm" style:auto-text-indent="false"/>
      <style:text-properties style:language-asian="es" style:country-asian="ES"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igure" style:family="paragraph" style:parent-style-name="caption" style:class="extra">
      <style:text-properties fo:text-transform="uppercase" style:font-name="Linux Libertine Display G" fo:font-family="'Linux Libertine Display G'" style:font-family-generic="roman" style:font-pitch="variable" fo:font-size="10pt" fo:font-weight="bold" style:font-size-asian="10pt" style:font-weight-asian="bold"/>
    </style:style>
    <style:style style:name="table_20_of_20_figures" style:display-name="table of figures" style:family="paragraph" style:parent-style-name="Index">
      <style:paragraph-properties fo:margin-left="0cm" fo:margin-right="0cm" fo:margin-top="0cm" fo:margin-bottom="0cm" style:contextual-spacing="false" fo:line-height="100%" fo:text-indent="0cm" style:auto-text-indent="false">
        <style:tab-stops>
          <style:tab-stop style:position="19.308cm" style:type="right" style:leader-style="dotted" style:leader-text="."/>
        </style:tab-stops>
      </style:paragraph-properties>
      <style:text-properties style:font-name="Amiri Quran" fo:font-family="'Amiri Quran'" style:font-family-generic="roman" style:font-pitch="variable" fo:font-size="10pt" style:font-size-asian="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font-variant="small-caps" fo:color="#000000" loext:opacity="100%" style:font-name="Garamond2" fo:font-family="Garamond"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Título_20_2_20_Car" style:display-name="Título 2 Car" style:family="text" style:parent-style-name="Default_20_Paragraph_20_Font">
      <style:text-properties fo:font-variant="small-caps" fo:color="#000000" loext:opacity="100%" style:font-name="Garamond2" fo:font-family="Garamond"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000000" loext:opacity="100%" style:font-name="Garamond2" fo:font-family="Garamond"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4_20_Car" style:display-name="Título 4 Car" style:family="text" style:parent-style-name="Default_20_Paragraph_20_Font">
      <style:text-properties fo:color="#000000" loext:opacity="100%" style:font-name="Garamond2" fo:font-family="Garamond"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181818" loext:opacity="100%" style:font-name="Garamond2" fo:font-family="Garamond" style:font-family-generic="roman" style:font-pitch="variable" style:font-name-asian="F" style:font-family-generic-asian="system" style:font-pitch-asian="variable" style:font-name-complex="F" style:font-family-generic-complex="system" style:font-pitch-complex="variable"/>
    </style:style>
    <style:style style:name="Título_20_6_20_Car" style:display-name="Título 6 Car" style:family="text" style:parent-style-name="Default_20_Paragraph_20_Font">
      <style:text-properties fo:color="#181818" loext:opacity="100%" style:font-name="Garamond2" fo:font-family="Garamon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ar" style:display-name="Título 7 Car" style:family="text" style:parent-style-name="Default_20_Paragraph_20_Font">
      <style:text-properties fo:color="#404040" loext:opacity="100%" style:font-name="Garamond2" fo:font-family="Garamon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ar" style:display-name="Título 8 Car" style:family="text" style:parent-style-name="Default_20_Paragraph_20_Font">
      <style:text-properties fo:color="#404040" loext:opacity="100%" style:font-name="Garamond2" fo:font-family="Garamond"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Título_20_9_20_Car" style:display-name="Título 9 Car" style:family="text" style:parent-style-name="Default_20_Paragraph_20_Font">
      <style:text-properties fo:color="#404040" loext:opacity="100%" style:font-name="Garamond2" fo:font-family="Garamond"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ítulo_20_Car" style:display-name="Título Car" style:family="text" style:parent-style-name="Default_20_Paragraph_20_Font">
      <style:text-properties fo:color="#000000" loext:opacity="100%" style:font-name="Garamond2" fo:font-family="Garamond"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a5a5a" loext:opacity="100%" fo:letter-spacing="0.018cm"/>
    </style:style>
    <style:style style:name="Strong" style:family="text" style:parent-style-name="Default_20_Paragraph_20_Font">
      <style:text-properties fo:color="#000000" loext:opacity="100%" fo:font-weight="bold" style:font-weight-asian="bold" style:font-weight-complex="bold"/>
    </style:style>
    <style:style style:name="Emphasis" style:family="text" style:parent-style-name="Default_20_Paragraph_20_Font">
      <style:text-properties style:use-window-font-color="true" loext:opacity="0%" fo:font-style="italic" style:font-style-asian="italic" style:font-style-complex="italic"/>
    </style:style>
    <style:style style:name="Cita_20_Car" style:display-name="Cita Car" style:family="text" style:parent-style-name="Default_20_Paragraph_20_Font" loext:linked-style-name="Quote">
      <style:text-properties fo:color="#000000" loext:opacity="100%" fo:font-style="italic" style:font-style-asian="italic" style:font-style-complex="italic"/>
    </style:style>
    <style:style style:name="Cita_20_destacada_20_Car" style:display-name="Cita destacada Car" style:family="text" style:parent-style-name="Default_20_Paragraph_20_Font" loext:linked-style-name="Intense_20_Quote">
      <style:text-properties fo:color="#000000" loext:opacity="100%" fo:background-color="#f2f2f2"/>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text-transform="uppercas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normal" style:font-weight-asian="normal" style:font-weight-complex="normal"/>
    </style:style>
    <style:style style:name="Internet_20_link" style:display-name="Internet link" style:family="text" style:parent-style-name="Default_20_Paragraph_20_Font">
      <style:text-properties fo:color="#a8bf4d"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5cm" style:type="right"/>
        </style:tab-stops>
      </style:paragraph-properties>
    </style:style>
    <style:style style:name="MP2" style:family="paragraph" style:parent-style-name="Standard">
      <style:paragraph-properties fo:margin-left="0cm" fo:margin-right="0.459cm" fo:text-align="end" style:justify-single-word="false" fo:text-indent="1cm" style:auto-text-indent="false">
        <style:tab-stops>
          <style:tab-stop style:position="8.026cm" style:type="center"/>
          <style:tab-stop style:position="10.262cm"/>
        </style:tab-stops>
      </style:paragraph-properties>
    </style:style>
    <style:style style:name="MT1" style:family="text">
      <style:text-properties fo:color="#83992a" loext:opacity="100%" style:font-name="Garamond2" fo:font-size="12pt" style:font-name-asian="F" style:font-size-asian="12pt" style:font-name-complex="F" style:font-size-complex="12pt"/>
    </style:style>
    <style:style style:name="MT2" style:family="text">
      <style:text-properties fo:color="#83992a" loext:opacity="100%" style:font-name="Garamond2" fo:font-size="12pt" officeooo:rsid="0017d317" style:font-name-asian="F" style:font-size-asian="12pt" style:font-name-complex="F" style:font-size-complex="12pt"/>
    </style:style>
    <style:style style:name="MT3" style:family="text">
      <style:text-properties fo:color="#797979" loext:opacity="100%" style:font-name="Agency FB1" fo:font-size="12pt" fo:letter-spacing="0.106cm" style:font-size-asian="12pt" style:font-size-complex="12pt"/>
    </style:style>
    <style:style style:name="MT4" style:family="text">
      <style:text-properties fo:color="#797979" loext:opacity="100%" style:font-name="Agency FB1" fo:font-size="12pt" style:font-size-asian="12pt" style:font-size-complex="12pt"/>
    </style:style>
    <style:style style:name="MT5" style:family="text">
      <style:text-properties fo:color="#181818" loext:opacity="100%" style:font-name="Agency FB1" fo:font-size="12pt" style:font-size-asian="12pt" style:font-size-complex="12pt"/>
    </style:style>
    <style:page-layout style:name="Mpm1">
      <style:page-layout-properties fo:page-width="21.001cm" fo:page-height="29.7cm" style:num-format="1" style:print-orientation="portrait" fo:margin-top="0.847cm" fo:margin-bottom="0.847cm" fo:margin-left="0.847cm" fo:margin-right="0.847cm" fo:border="0.26pt solid #d5e39c" fo:padding-top="0.393cm" fo:padding-bottom="0.393cm" fo:padding-left="2.143cm" fo:padding-right="2.14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ext-input text:description="">INTELIGENCIA EMOCIONAL</text:text-input><text:span text:style-name="MT1"><text:tab/></text:span><field:fieldmark-start text:name="__Fieldmark__634_4025886404" field:type="vnd.oasis.opendocument.field.FORMDATE"><field:param field:name="DateField_CurrentDate" field:value=""/><field:param field:name="DateField_DateFormat" field:value="D &quot;de&quot; MMMM &quot;de&quot; AAAA"/><field:param field:name="DateField_DateFormat_Language" field:value="es-ES"/></field:fieldmark-start><text:span text:style-name="MT2">9 </text:span><text:span text:style-name="MT1">de octubre de </text:span><text:span text:style-name="MT2">2025</text:span><field:fieldmark-end/></text:p>
        <text:p text:style-name="Header"/>
      </style:header>
      <style:footer>
        <text:p text:style-name="MP2"><text:span text:style-name="MT3">Página</text:span><text:span text:style-name="MT4"> </text:span><text:span text:style-name="MT5"><text:page-number text:select-page="current">3</text:page-number></text:span><text:span text:style-name="MT5"><text:s/>| </text:span><text:span text:style-name="MT5"><text:page-count>4</text:page-count></text:span></text:p>
        <text:p text:style-name="Footer"/>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30T16:38:00</meta:creation-date>
    <meta:initial-creator>DAW2 – CLOUD COMPUTING</meta:initial-creator>
    <dc:language>es-ES</dc:language>
    <dc:date>2025-10-09T10:08:28.683549911</dc:date>
    <meta:editing-cycles>17</meta:editing-cycles>
    <dc:title>AZURE Y MV</dc:title>
    <meta:editing-duration>PT3H1M6S</meta:editing-duration>
    <meta:generator>LibreOffice/7.3.7.2$Linux_X86_64 LibreOffice_project/30$Build-2</meta:generator>
    <meta:document-statistic meta:table-count="0" meta:image-count="0" meta:object-count="0" meta:page-count="4" meta:paragraph-count="28" meta:word-count="812" meta:character-count="4695" meta:non-whitespace-character-count="3913"/>
    <meta:user-defined meta:name="AppVersion">15.0000</meta:user-defined>
    <meta:user-defined meta:name="Company">Alejandro Sainz Sainz</meta:user-defined>
    <meta:template xlink:type="simple" xlink:actuate="onRequest" xlink:title="Normal.dotm" xlink:href=""/>
  </office:meta>
</office:document-meta>
</file>